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Helvetica, Arial, sans-serif"/>
    <style:font-face style:name="OpenSymbol" svg:font-family="OpenSymbol"/>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1.251cm" fo:margin-right="0cm" fo:text-indent="0cm" style:auto-text-indent="false"/>
      <style:text-properties fo:font-weight="bold" style:font-weight-asian="bold" style:font-weight-complex="bold"/>
    </style:style>
    <style:style style:name="P5"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6" style:family="paragraph" style:parent-style-name="Standard">
      <style:paragraph-properties fo:background-color="#ffff99">
        <style:background-image/>
      </style:paragraph-properties>
      <style:text-properties fo:font-weight="bold" style:font-weight-asian="bold" style:font-weight-complex="bold"/>
    </style:style>
    <style:style style:name="P7" style:family="paragraph" style:parent-style-name="Standard">
      <style:paragraph-properties fo:background-color="#ff6600">
        <style:background-image/>
      </style:paragraph-properties>
      <style:text-properties fo:font-weight="bold" style:font-weight-asian="bold" style:font-weight-complex="bold"/>
    </style:style>
    <style:style style:name="P8" style:family="paragraph" style:parent-style-name="Standard">
      <style:paragraph-properties fo:background-color="transparent">
        <style:background-image/>
      </style:paragraph-properties>
    </style:style>
    <style:style style:name="P9" style:family="paragraph" style:parent-style-name="Standard">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11" style:family="paragraph" style:parent-style-name="Standard">
      <style:paragraph-properties fo:margin-left="1.251cm" fo:margin-right="0cm" fo:text-indent="0cm" style:auto-text-indent="false"/>
      <style:text-properties fo:font-weight="bold" style:font-weight-asian="bold" style:font-weight-complex="bold"/>
    </style:style>
    <style:style style:name="P12" style:family="paragraph" style:parent-style-name="Standard">
      <style:paragraph-properties fo:margin-left="1.251cm" fo:margin-right="0cm" fo:text-indent="0cm" style:auto-text-indent="false"/>
      <style:text-properties style:font-name="Times New Roman" fo:font-size="12pt" style:font-size-asian="12pt" style:font-size-complex="12pt"/>
    </style:style>
    <style:style style:name="P13" style:family="paragraph" style:parent-style-name="Standard">
      <style:paragraph-properties fo:margin-left="1.251cm" fo:margin-right="0cm" fo:text-indent="0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monospace" fo:font-size="9.75pt" fo:letter-spacing="normal" fo:font-style="normal" fo:font-weight="normal"/>
    </style:style>
    <style:style style:name="T3" style:family="text">
      <style:text-properties fo:font-variant="normal" fo:text-transform="none" fo:color="#000000" fo:font-size="9.75pt" fo:letter-spacing="normal" fo:font-style="normal" fo:font-weight="normal"/>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style:font-name="Times New Roman" fo:font-size="12pt" fo:letter-spacing="normal" fo:font-style="normal" style:font-size-asian="12pt" style:font-size-complex="12pt"/>
    </style:style>
    <style:style style:name="T7"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icios de middleware para el Admin</text:p>
      <text:p text:style-name="P1"/>
      <text:p text:style-name="P1"/>
      <text:p text:style-name="Standard"/>
      <text:p text:style-name="Standard"/>
      <text:p text:style-name="P7">Login</text:p>
      <text:p text:style-name="Standard">Permite acceder al app</text:p>
      <text:p text:style-name="Standard"/>
      <text:p text:style-name="P2">Script</text:p>
      <text:p text:style-name="Standard"><text:tab/>login.php</text:p>
      <text:p text:style-name="Standard"/>
      <text:p text:style-name="P2">Operaciones</text:p>
      <text:p text:style-name="Standard"><text:tab/>Ninguna, se llama directamente</text:p>
      <text:p text:style-name="Standard"/>
      <text:p text:style-name="P4">llamado</text:p>
      <text:p text:style-name="P3">login.php</text:p>
      <text:p text:style-name="P3"/>
      <text:p text:style-name="P4">parámetros</text:p>
      <text:p text:style-name="P5">empresa -&gt; x12wex_KYt</text:p>
      <text:p text:style-name="P3">usuario -&gt; ars4TK_1jk</text:p>
      <text:p text:style-name="P3">password -&gt; L0913_gcvT</text:p>
      <text:p text:style-name="P3">browserId -&gt; kXRGZaw4wR</text:p>
      <text:p text:style-name="P3"/>
      <text:p text:style-name="P4">salida</text:p>
      <text:p text:style-name="P3">{</text:p>
      <text:p text:style-name="P3"><text:tab/>success: boleano,</text:p>
      <text:p text:style-name="P3"><text:tab/>error: numerico,</text:p>
      <text:p text:style-name="P3"><text:tab/>errorinfo: string,</text:p>
      <text:p text:style-name="P3"><text:tab/>id (sesion): string </text:p>
      <text:p text:style-name="P3"><text:tab/>empresa: string</text:p>
      <text:p text:style-name="P3"><text:tab/>logo: string</text:p>
      <text:p text:style-name="P3"><text:tab/>usuario: string</text:p>
      <text:p text:style-name="P3"><text:tab/>super: entero,</text:p>
      <text:p text:style-name="P3"><text:tab/>device: string</text:p>
      <text:p text:style-name="P3">}</text:p>
      <text:p text:style-name="Standard"/>
      <text:p text:style-name="Standard"/>
      <text:p text:style-name="Standard"/>
      <text:p text:style-name="P7">Logout</text:p>
      <text:p text:style-name="Standard">Cierra la sesión del usuario</text:p>
      <text:p text:style-name="Standard"/>
      <text:p text:style-name="P2">Script</text:p>
      <text:p text:style-name="Standard"><text:tab/>logout.php</text:p>
      <text:p text:style-name="Standard"/>
      <text:p text:style-name="P2">Operaciones</text:p>
      <text:p text:style-name="Standard"><text:tab/>Ninguna, se llama directamente</text:p>
      <text:p text:style-name="Standard"/>
      <text:p text:style-name="P4">llamado</text:p>
      <text:p text:style-name="P3"><text:soft-page-break/>logout.php</text:p>
      <text:p text:style-name="P3"/>
      <text:p text:style-name="P4">parámetros</text:p>
      <text:p text:style-name="P12">sesion -&gt; <text:span text:style-name="T5">IhQYw45L6i</text:span></text:p>
      <text:p text:style-name="P12"><text:span text:style-name="T5">browserId -&gt; kXRGZaw4wR</text:span></text:p>
      <text:p text:style-name="P3"/>
      <text:p text:style-name="P4">salida</text:p>
      <text:p text:style-name="P3">{</text:p>
      <text:p text:style-name="P3"><text:tab/>success: boleano,</text:p>
      <text:p text:style-name="P3"><text:tab/>error: numerico,</text:p>
      <text:p text:style-name="P3"><text:tab/>errorinfo: string</text:p>
      <text:p text:style-name="P3">}</text:p>
      <text:p text:style-name="Standard"/>
      <text:p text:style-name="Standard"/>
      <text:p text:style-name="Standard"/>
      <text:p text:style-name="P7">Indicadores</text:p>
      <text:p text:style-name="Standard">Trae los indicadores a mostrar en la sección de dashboard</text:p>
      <text:p text:style-name="Standard"/>
      <text:p text:style-name="P2">Script</text:p>
      <text:p text:style-name="Standard"><text:tab/>indicadores.php</text:p>
      <text:p text:style-name="Standard"/>
      <text:p text:style-name="P2">Operaciones</text:p>
      <text:p text:style-name="Standard"><text:tab/>Ninguna, se llama directamente</text:p>
      <text:p text:style-name="Standard"/>
      <text:p text:style-name="P4">llamado</text:p>
      <text:p text:style-name="P3">indicadores.php</text:p>
      <text:p text:style-name="P3"/>
      <text:p text:style-name="P4">parámetros</text:p>
      <text:p text:style-name="P3">sesion</text:p>
      <text:p text:style-name="P3"/>
      <text:p text:style-name="P4">salida</text:p>
      <text:p text:style-name="P3">{</text:p>
      <text:p text:style-name="P3"><text:tab/>success: boleano,</text:p>
      <text:p text:style-name="P3"><text:tab/>error: numerico,</text:p>
      <text:p text:style-name="P3"><text:tab/>errorinfo: string,</text:p>
      <text:p text:style-name="P3"><text:tab/>definiciones: {},</text:p>
      <text:p text:style-name="P3"><text:tab/>consultrores: {}</text:p>
      <text:p text:style-name="P3"><text:tab/>clientes: {}</text:p>
      <text:p text:style-name="P3">}</text:p>
      <text:p text:style-name="P3"/>
      <text:p text:style-name="P8"/>
      <text:p text:style-name="P3"/>
      <text:p text:style-name="P7">Menu</text:p>
      <text:p text:style-name="Standard">Regresa algunas opciones del menú secundario</text:p>
      <text:p text:style-name="Standard"/>
      <text:p text:style-name="P2">Script</text:p>
      <text:p text:style-name="Standard"><text:tab/>menu.php</text:p>
      <text:p text:style-name="Standard"/>
      <text:p text:style-name="P2">Operaciones</text:p>
      <text:p text:style-name="Standard"><text:soft-page-break/><text:tab/>definiciones,</text:p>
      <text:p text:style-name="Standard"><text:tab/>interpretaciones,</text:p>
      <text:p text:style-name="Standard"><text:tab/>recomendaciones,</text:p>
      <text:p text:style-name="Standard"><text:tab/>tablapersonal,</text:p>
      <text:p text:style-name="Standard"><text:tab/>tahlauniversal</text:p>
      <text:p text:style-name="Standard"/>
      <text:p text:style-name="Standard"/>
      <text:p text:style-name="P6">definiciones</text:p>
      <text:p text:style-name="Standard">Regresa las opciones que se construyen de forma dinámica del menu de “Definiciones Maestras”</text:p>
      <text:p text:style-name="Standard"/>
      <text:p text:style-name="P4">llamado</text:p>
      <text:p text:style-name="P3">menu.php?operacion=<text:span text:style-name="T1">definiciones</text:span></text:p>
      <text:p text:style-name="P3"/>
      <text:p text:style-name="P4">parámetros</text:p>
      <text:p text:style-name="P13">sesion -&gt; <text:span text:style-name="T4">IhQYw45L6i</text:span></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
      <text:p text:style-name="P6">interpretaciones</text:p>
      <text:p text:style-name="Standard">Regresa el menu los servicios definidos en el idioma establecido para su interpretación. Dado que la interpretación depende de la definición, el llenado de este menú depende de la selección del idioma y la perspectiva; el cambio de alguno de ellos implicará la recarga del menu también</text:p>
      <text:p text:style-name="Standard"/>
      <text:p text:style-name="P4">llamado</text:p>
      <text:p text:style-name="P3">menu.php?operacion= interpretaciones</text:p>
      <text:p text:style-name="P3"/>
      <text:p text:style-name="P4">parámetros</text:p>
      <text:p text:style-name="P5"><text:span text:style-name="T7">sesion -&gt; </text:span><text:span text:style-name="T6">IhQYw45L6i</text:span>,</text:p>
      <text:p text:style-name="P5">idiomaId,</text:p>
      <text:p text:style-name="P5">perspectitva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
      <text:p text:style-name="Standard"><text:soft-page-break/></text:p>
      <text:p text:style-name="P6">recomendaciones</text:p>
      <text:p text:style-name="Standard">Regresa el menu de las recomendaciones</text:p>
      <text:p text:style-name="Standard"/>
      <text:p text:style-name="P4">llamado</text:p>
      <text:p text:style-name="P3">menu.php?operacion=recomendaciones</text:p>
      <text:p text:style-name="P3"/>
      <text:p text:style-name="P4">parámetros</text:p>
      <text:p text:style-name="P5"><text:span text:style-name="T7">sesion -&gt; </text:span><text:span text:style-name="T6">IhQYw45L6i</text:span>,</text:p>
      <text:p text:style-name="P5">idiomaId,</text:p>
      <text:p text:style-name="P5">perspectitva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P6">tablapersonal</text:p>
      <text:p text:style-name="Standard">Regresa las combinaciones válidas para las energías de la tabla semántica personal</text:p>
      <text:p text:style-name="Standard"/>
      <text:p text:style-name="P4">llamado</text:p>
      <text:p text:style-name="P3">menu.php?operacion=tablapersonal</text:p>
      <text:p text:style-name="P3"/>
      <text:p text:style-name="P4">parámetros</text:p>
      <text:p text:style-name="P5"><text:span text:style-name="T7">sesion -&gt; </text:span><text:span text:style-name="T6">IhQYw45L6i</text:span>,</text:p>
      <text:p text:style-name="P5">idiomaId,</text:p>
      <text:p text:style-name="P5">perspectitvaId,</text:p>
      <text:p text:style-name="P5">aspectoId,</text:p>
      <text:p text:style-name="P5">tiempo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P6">tablauniversal</text:p>
      <text:p text:style-name="Standard">Regresa las combinaciones válidas para las energías de la tabla semántica personal</text:p>
      <text:p text:style-name="Standard"/>
      <text:p text:style-name="P4">llamado</text:p>
      <text:p text:style-name="P3">menu.php?operacion=tablaunversal</text:p>
      <text:p text:style-name="P3"/>
      <text:p text:style-name="P4">parámetros</text:p>
      <text:p text:style-name="P5"><text:soft-page-break/><text:span text:style-name="T7">sesion -&gt; </text:span><text:span text:style-name="T6">IhQYw45L6i</text:span>,</text:p>
      <text:p text:style-name="P5">idiomaId,</text:p>
      <text:p text:style-name="P5">perspectitvaId,</text:p>
      <text:p text:style-name="P5">aspectoId,</text:p>
      <text:p text:style-name="P5">tiempo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
      <text:p text:style-name="Standard"/>
      <text:p text:style-name="Standard"/>
      <text:p text:style-name="P7">Idioma</text:p>
      <text:p text:style-name="Standard">Lista los idiomas que pueden ser definidos y permite su cambio de estatus</text:p>
      <text:p text:style-name="Standard"/>
      <text:p text:style-name="P2">Script</text:p>
      <text:p text:style-name="Standard"><text:tab/>idioma.php</text:p>
      <text:p text:style-name="Standard"/>
      <text:p text:style-name="P2">Operaciones</text:p>
      <text:p text:style-name="Standard"><text:tab/>read</text:p>
      <text:p text:style-name="Standard"><text:tab/>set</text:p>
      <text:p text:style-name="Standard"/>
      <text:p text:style-name="Standard"><text:tab/></text:p>
      <text:p text:style-name="P6">read</text:p>
      <text:p text:style-name="Standard">Deveuleve la lista de idiomas</text:p>
      <text:p text:style-name="Standard"/>
      <text:p text:style-name="P4">llamado</text:p>
      <text:p text:style-name="P3">idioma.php?operacion=read</text:p>
      <text:p text:style-name="P3"/>
      <text:p text:style-name="P4">parámetros</text:p>
      <text:p text:style-name="P13">sesion -&gt; <text:span text:style-name="T4">IhQYw45L6i</text:span></text:p>
      <text:p text:style-name="P3"/>
      <text:p text:style-name="P4">salida</text:p>
      <text:p text:style-name="P5">{</text:p>
      <text:p text:style-name="P5"><text:tab/>success: boleano,</text:p>
      <text:p text:style-name="P3"><text:tab/>error: numerico,</text:p>
      <text:p text:style-name="P5"><text:tab/>errorinfo: string,</text:p>
      <text:p text:style-name="P5"><text:tab/>data: {id, clave, nombre, estatus}</text:p>
      <text:p text:style-name="P5">}</text:p>
      <text:p text:style-name="P5"/>
      <text:p text:style-name="P5"/>
      <text:p text:style-name="P6">set</text:p>
      <text:p text:style-name="Standard">Cambia el estatus del idioma. Solo puede cambiar entre definiendo (d) y abierto (a)</text:p>
      <text:p text:style-name="Standard"><text:soft-page-break/></text:p>
      <text:p text:style-name="P4">llamado</text:p>
      <text:p text:style-name="P3">idioma.php?operacion=set</text:p>
      <text:p text:style-name="P3"/>
      <text:p text:style-name="P4">parámetros</text:p>
      <text:p text:style-name="P5">sesion,</text:p>
      <text:p text:style-name="P5">id,</text:p>
      <text:p text:style-name="P3">estatus</text:p>
      <text:p text:style-name="P3"/>
      <text:p text:style-name="P4">salida</text:p>
      <text:p text:style-name="P5">{</text:p>
      <text:p text:style-name="P5"><text:tab/>success: boleano,</text:p>
      <text:p text:style-name="P3"><text:tab/>error: numerico,</text:p>
      <text:p text:style-name="P5"><text:tab/>errorinfo: string</text:p>
      <text:p text:style-name="P5">}</text:p>
      <text:p text:style-name="Standard"/>
      <text:p text:style-name="Standard"/>
      <text:p text:style-name="Standard"/>
      <text:p text:style-name="Standard"/>
      <text:p text:style-name="Standard"/>
      <text:p text:style-name="P7">Perspectiva</text:p>
      <text:p text:style-name="Standard">Lista las diferentes perspectivas de definiciones</text:p>
      <text:p text:style-name="Standard"/>
      <text:p text:style-name="P2">Script</text:p>
      <text:p text:style-name="Standard"><text:tab/>perspectiva.php</text:p>
      <text:p text:style-name="Standard"/>
      <text:p text:style-name="P2">Operaciones</text:p>
      <text:p text:style-name="Standard"><text:tab/>read</text:p>
      <text:p text:style-name="Standard"/>
      <text:p text:style-name="Standard"><text:tab/></text:p>
      <text:p text:style-name="P6">read</text:p>
      <text:p text:style-name="Standard">Deveuleve la lista de perspectivas</text:p>
      <text:p text:style-name="Standard"/>
      <text:p text:style-name="P4">llamado</text:p>
      <text:p text:style-name="P3">perspectiva.php?operacion=read</text:p>
      <text:p text:style-name="P3"/>
      <text:p text:style-name="P4">parámetros</text:p>
      <text:p text:style-name="P5">sesion</text:p>
      <text:p text:style-name="P3"/>
      <text:p text:style-name="P4">salida</text:p>
      <text:p text:style-name="P5">{</text:p>
      <text:p text:style-name="P5"><text:tab/>success: boleano,</text:p>
      <text:p text:style-name="P3"><text:tab/>error: numerico,</text:p>
      <text:p text:style-name="P5"><text:tab/>errorinfo: string,</text:p>
      <text:p text:style-name="P5"><text:tab/>data: {id, nombre}</text:p>
      <text:p text:style-name="P5">}</text:p>
      <text:p text:style-name="P5"/>
      <text:p text:style-name="Standard"/>
      <text:p text:style-name="Standard"/>
      <text:p text:style-name="Standard"><text:soft-page-break/></text:p>
      <text:p text:style-name="Standard"/>
      <text:p text:style-name="P7">Tiempo</text:p>
      <text:p text:style-name="Standard">Lista las diferentes ventanas de tiempo para las definiciones</text:p>
      <text:p text:style-name="Standard"/>
      <text:p text:style-name="P2">Script</text:p>
      <text:p text:style-name="Standard"><text:tab/>tiempo.php</text:p>
      <text:p text:style-name="Standard"/>
      <text:p text:style-name="P2">Operaciones</text:p>
      <text:p text:style-name="Standard"><text:tab/>read</text:p>
      <text:p text:style-name="Standard"/>
      <text:p text:style-name="Standard"><text:tab/></text:p>
      <text:p text:style-name="P6">read</text:p>
      <text:p text:style-name="Standard">Deveuleve la lista de ventanas de tiempo</text:p>
      <text:p text:style-name="Standard"/>
      <text:p text:style-name="P4">llamado</text:p>
      <text:p text:style-name="P3">tiempo.php?operacion=read</text:p>
      <text:p text:style-name="P3"/>
      <text:p text:style-name="P4">parámetros</text:p>
      <text:p text:style-name="P5">sesion</text:p>
      <text:p text:style-name="P3"/>
      <text:p text:style-name="P4">salida</text:p>
      <text:p text:style-name="P5">{</text:p>
      <text:p text:style-name="P5"><text:tab/>success: boleano,</text:p>
      <text:p text:style-name="P3"><text:tab/>error: numerico,</text:p>
      <text:p text:style-name="P5"><text:tab/>errorinfo: string,</text:p>
      <text:p text:style-name="P5"><text:tab/>data: {id, nombre}</text:p>
      <text:p text:style-name="P5">}</text:p>
      <text:p text:style-name="P5"/>
      <text:p text:style-name="P5"/>
      <text:p text:style-name="P5"/>
      <text:p text:style-name="Standard"/>
      <text:p text:style-name="P7">Definicion</text:p>
      <text:p text:style-name="Standard">Mantiene la definición de los servicios</text:p>
      <text:p text:style-name="Standard"/>
      <text:p text:style-name="Standard"/>
      <text:p text:style-name="P2">Script</text:p>
      <text:p text:style-name="Standard"><text:tab/>definicion.php</text:p>
      <text:p text:style-name="Standard"/>
      <text:p text:style-name="P2">Operaciones</text:p>
      <text:p text:style-name="Standard"><text:tab/>get</text:p>
      <text:p text:style-name="Standard"><text:tab/>update</text:p>
      <text:p text:style-name="Standard"/>
      <text:p text:style-name="Standard"><text:tab/></text:p>
      <text:p text:style-name="P6">get</text:p>
      <text:p text:style-name="Standard">Recupera una definición en particular</text:p>
      <text:p text:style-name="Standard"/>
      <text:p text:style-name="P4">llamado</text:p>
      <text:p text:style-name="P3">definicion.php?operacion=get</text:p>
      <text:p text:style-name="P3"><text:soft-page-break/></text:p>
      <text:p text:style-name="P4">parámetros</text:p>
      <text:p text:style-name="P5">sesion,</text:p>
      <text:p text:style-name="P5">definicionId,</text:p>
      <text:p text:style-name="P3">idiomaId,</text:p>
      <text:p text:style-name="P3">perspectivaId</text:p>
      <text:p text:style-name="P3"/>
      <text:p text:style-name="P4">salida</text:p>
      <text:p text:style-name="P5">{</text:p>
      <text:p text:style-name="P5"><text:tab/>success: boleano,</text:p>
      <text:p text:style-name="P3"><text:tab/>error: numerico,</text:p>
      <text:p text:style-name="P5"><text:tab/>errorinfo: string,</text:p>
      <text:p text:style-name="P5"><text:tab/>data: {id, nombre, movil, web}</text:p>
      <text:p text:style-name="P5"><text:tab/></text:p>
      <text:p text:style-name="P5">}</text:p>
      <text:p text:style-name="P5"/>
      <text:p text:style-name="P3"/>
      <text:p text:style-name="Standard"/>
      <text:p text:style-name="P6">update</text:p>
      <text:p text:style-name="Standard">Actualiza una definicion</text:p>
      <text:p text:style-name="Standard"/>
      <text:p text:style-name="P4">llamado</text:p>
      <text:p text:style-name="P3">definicion.php?operacion=update</text:p>
      <text:p text:style-name="P3"/>
      <text:p text:style-name="P4">parámetros</text:p>
      <text:p text:style-name="P5">sesion,</text:p>
      <text:p text:style-name="P5">definicionId,</text:p>
      <text:p text:style-name="P3">idiomaId,</text:p>
      <text:p text:style-name="P3">perspectivaId,</text:p>
      <text:p text:style-name="P3">data</text:p>
      <text:p text:style-name="P3"/>
      <text:p text:style-name="P4">salida</text:p>
      <text:p text:style-name="P5">{</text:p>
      <text:p text:style-name="P5"><text:tab/>success: boleano,</text:p>
      <text:p text:style-name="P3"><text:tab/>error: numerico,</text:p>
      <text:p text:style-name="P5"><text:tab/>errorinfo: string,</text:p>
      <text:p text:style-name="P5"><text:tab/>id: entero</text:p>
      <text:p text:style-name="P5">}</text:p>
      <text:p text:style-name="Standard"/>
      <text:p text:style-name="P5"/>
      <text:p text:style-name="Standard"/>
      <text:p text:style-name="P7">Interpretacion</text:p>
      <text:p text:style-name="Standard">Define la interpretación de cada elemento del grupo, de un determinado servicio</text:p>
      <text:p text:style-name="Standard"/>
      <text:p text:style-name="P2">Script</text:p>
      <text:p text:style-name="Standard"><text:tab/>interpretacion.php</text:p>
      <text:p text:style-name="Standard"/>
      <text:p text:style-name="P2">Operaciones</text:p>
      <text:p text:style-name="Standard"><text:tab/>get</text:p>
      <text:p text:style-name="Standard"><text:soft-page-break/><text:tab/>update</text:p>
      <text:p text:style-name="Standard"/>
      <text:p text:style-name="P6">get</text:p>
      <text:p text:style-name="Standard">Recupera una interpretación</text:p>
      <text:p text:style-name="Standard"/>
      <text:p text:style-name="P4">llamado</text:p>
      <text:p text:style-name="P3">interpretacion.php?operacion=get</text:p>
      <text:p text:style-name="P3"/>
      <text:p text:style-name="P4">parámetros</text:p>
      <text:p text:style-name="P5">sesion,</text:p>
      <text:p text:style-name="P3">servicioId,</text:p>
      <text:p text:style-name="P3">idiomaId,</text:p>
      <text:p text:style-name="P3">perspectivaId,</text:p>
      <text:p text:style-name="P3">elementoId</text:p>
      <text:p text:style-name="P3"/>
      <text:p text:style-name="P3"/>
      <text:p text:style-name="P4">salida</text:p>
      <text:p text:style-name="P5">{</text:p>
      <text:p text:style-name="P5"><text:tab/>success: boleano,</text:p>
      <text:p text:style-name="P3"><text:tab/>error: numerico,</text:p>
      <text:p text:style-name="P5"><text:tab/>errorinfo: string,</text:p>
      <text:p text:style-name="P5"><text:tab/>data: {id, nombre, movil, web}</text:p>
      <text:p text:style-name="P5">}</text:p>
      <text:p text:style-name="Standard"/>
      <text:p text:style-name="Standard"/>
      <text:p text:style-name="P6">update</text:p>
      <text:p text:style-name="Standard">Actualiza una interpretación</text:p>
      <text:p text:style-name="Standard"/>
      <text:p text:style-name="P4">llamado</text:p>
      <text:p text:style-name="P3">interpretacion.php?operacion=update</text:p>
      <text:p text:style-name="P3"/>
      <text:p text:style-name="P4">parámetros</text:p>
      <text:p text:style-name="P5">sesion,</text:p>
      <text:p text:style-name="P3">servicioId,</text:p>
      <text:p text:style-name="P3">idiomaId,</text:p>
      <text:p text:style-name="P3">perspectivaId</text:p>
      <text:p text:style-name="P3">elementoId</text:p>
      <text:p text:style-name="P3">data</text:p>
      <text:p text:style-name="P3"/>
      <text:p text:style-name="P4">salida</text:p>
      <text:p text:style-name="P5">{</text:p>
      <text:p text:style-name="P5"><text:tab/>success: boleano,</text:p>
      <text:p text:style-name="P3"><text:tab/>error: numerico,</text:p>
      <text:p text:style-name="P5"><text:tab/>errorinfo: string,</text:p>
      <text:p text:style-name="P5"><text:tab/>id: entero</text:p>
      <text:p text:style-name="P5">}</text:p>
      <text:p text:style-name="Standard"/>
      <text:p text:style-name="Standard"/>
      <text:p text:style-name="Standard"/>
      <text:p text:style-name="P7"><text:soft-page-break/>Recomendaciones</text:p>
      <text:p text:style-name="Standard">Administra los aspectos de vida de las recomendaciones: Aspectos/Temas/Actividades</text:p>
      <text:p text:style-name="Standard"/>
      <text:p text:style-name="Standard"/>
      <text:p text:style-name="P2">Script</text:p>
      <text:p text:style-name="Standard"><text:tab/>recomendacion.php</text:p>
      <text:p text:style-name="Standard"/>
      <text:p text:style-name="P2">Operaciones</text:p>
      <text:p text:style-name="Standard"><text:tab/>get</text:p>
      <text:p text:style-name="Standard"><text:tab/>update</text:p>
      <text:p text:style-name="Standard"><text:tab/></text:p>
      <text:p text:style-name="Standard"/>
      <text:p text:style-name="P6">get</text:p>
      <text:p text:style-name="Standard">Trae una recomendacion</text:p>
      <text:p text:style-name="Standard"/>
      <text:p text:style-name="P4">llamado</text:p>
      <text:p text:style-name="P3">recomendacion.php?operacion=get</text:p>
      <text:p text:style-name="P3"/>
      <text:p text:style-name="P4">parámetros</text:p>
      <text:p text:style-name="P5">sesion,</text:p>
      <text:p text:style-name="P5">tipo,</text:p>
      <text:p text:style-name="P5">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Standard"><text:tab/></text:p>
      <text:p text:style-name="P6">update</text:p>
      <text:p text:style-name="Standard">Actualiza una recomendacion</text:p>
      <text:p text:style-name="Standard"/>
      <text:p text:style-name="P4">llamado</text:p>
      <text:p text:style-name="P3">recomendacion.php?operacion=update</text:p>
      <text:p text:style-name="P3"/>
      <text:p text:style-name="P4">parámetros</text:p>
      <text:p text:style-name="P5">sesion,</text:p>
      <text:p text:style-name="P5">tipo,</text:p>
      <text:p text:style-name="P5">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soft-page-break/>}</text:p>
      <text:p text:style-name="P5"/>
      <text:p text:style-name="P3"/>
      <text:p text:style-name="Standard"/>
      <text:p text:style-name="Standard"/>
      <text:p text:style-name="P7">Tabla semantica personal</text:p>
      <text:p text:style-name="Standard">Administra los elementos de la tabla semántica personal</text:p>
      <text:p text:style-name="Standard"/>
      <text:p text:style-name="Standard"/>
      <text:p text:style-name="P2">Script</text:p>
      <text:p text:style-name="Standard"><text:tab/>tablapersonal.php</text:p>
      <text:p text:style-name="Standard"/>
      <text:p text:style-name="P2">Operaciones</text:p>
      <text:p text:style-name="P2"><text:tab/><text:span text:style-name="T1">read</text:span></text:p>
      <text:p text:style-name="Standard"><text:tab/>add</text:p>
      <text:p text:style-name="Standard"><text:tab/>update</text:p>
      <text:p text:style-name="Standard"><text:tab/>del</text:p>
      <text:p text:style-name="Standard"><text:tab/></text:p>
      <text:p text:style-name="Standard"/>
      <text:p text:style-name="P6">read</text:p>
      <text:p text:style-name="Standard">Lee la lista de elementos de la tabla semntica</text:p>
      <text:p text:style-name="Standard"/>
      <text:p text:style-name="P4">llamado</text:p>
      <text:p text:style-name="P3">tablapersonal.php?operacion=read</text:p>
      <text:p text:style-name="P3"/>
      <text:p text:style-name="P4">parámetros</text:p>
      <text:p text:style-name="P5">sesion,</text:p>
      <text:p text:style-name="P5">idiomaId,</text:p>
      <text:p text:style-name="P5">perspectivaId,</text:p>
      <text:p text:style-name="P5">aspectoId,</text:p>
      <text:p text:style-name="P5">tiempo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Standard"><text:tab/></text:p>
      <text:p text:style-name="P6">add</text:p>
      <text:p text:style-name="Standard">Agrega un elemento a la tabla presonal</text:p>
      <text:p text:style-name="Standard"/>
      <text:p text:style-name="P4">llamado</text:p>
      <text:p text:style-name="P3">tablapersonal.php?operacion=add</text:p>
      <text:p text:style-name="P3"/>
      <text:p text:style-name="P4">parámetros</text:p>
      <text:p text:style-name="P5">sesion,</text:p>
      <text:p text:style-name="P5"><text:soft-page-break/>idiomaId,</text:p>
      <text:p text:style-name="P5">perspectivaId,</text:p>
      <text:p text:style-name="P5">aspectoId,</text:p>
      <text:p text:style-name="P5">tiempoId,</text:p>
      <text:p text:style-name="P5">data</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text:p text:style-name="Standard"/>
      <text:p text:style-name="P6">update</text:p>
      <text:p text:style-name="Standard">Agrega un elemento a la tabla presonal</text:p>
      <text:p text:style-name="Standard"/>
      <text:p text:style-name="P4">llamado</text:p>
      <text:p text:style-name="P3">tablapersonal.php?operacion=add</text:p>
      <text:p text:style-name="P3"/>
      <text:p text:style-name="P4">parámetros</text:p>
      <text:p text:style-name="P5">sesion,</text:p>
      <text:p text:style-name="P5">idiomaId,</text:p>
      <text:p text:style-name="P5">perspectivaId,</text:p>
      <text:p text:style-name="P5">aspectoId,</text:p>
      <text:p text:style-name="P5">tiempoId,</text:p>
      <text:p text:style-name="P5">data</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Helvetica, Arial, sans-serif"/>
    <style:font-face style:name="OpenSymbol" svg:font-family="OpenSymbol"/>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Marroquin</meta:initial-creator>
    <meta:creation-date>2019-02-20T12:13:57.16</meta:creation-date>
    <meta:generator>OpenOffice/4.1.6$Win32 OpenOffice.org_project/416m1$Build-9790</meta:generator>
    <dc:date>2019-02-26T18:52:48.11</dc:date>
    <dc:creator>Alejandro Marroquin</dc:creator>
    <meta:editing-duration>PT13H6M40S</meta:editing-duration>
    <meta:editing-cycles>7</meta:editing-cycles>
    <meta:document-statistic meta:table-count="0" meta:image-count="0" meta:object-count="0" meta:page-count="12" meta:paragraph-count="411" meta:word-count="768" meta:character-count="5970"/>
  </office:meta>
</office:document-meta>
</file>